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_sweep" table:style-name="ta1">
        <table:shapes>
          <draw:frame draw:z-index="0" draw:style-name="gr1" draw:text-style-name="P1" svg:width="16.011cm" svg:height="9.005cm" svg:x="9.188cm" svg:y="7.304cm">
            <draw:object draw:notify-on-update-of-ranges="frequency_sweep.A1:frequency_sweep.A1 frequency_sweep.A2:frequency_sweep.A28 frequency_sweep.C1:frequency_sweep.C1 frequency_sweep.C2:frequency_sweep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 (kHz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(d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8055665761284" calcext:value-type="float">
            <text:p>0.128055665761284</text:p>
          </table:table-cell>
          <table:table-cell table:formula="of:=10*LOG10([.B2])" office:value-type="float" office:value="-8.92601201620179" calcext:value-type="float">
            <text:p>-8.92601201620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7535630359813" calcext:value-type="float">
            <text:p>0.247535630359813</text:p>
          </table:table-cell>
          <table:table-cell table:formula="of:=10*LOG10([.B3])" office:value-type="float" office:value="-6.06362279740795" calcext:value-type="float">
            <text:p>-6.06362279740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0444044312876" calcext:value-type="float">
            <text:p>0.350444044312876</text:p>
          </table:table-cell>
          <table:table-cell table:formula="of:=10*LOG10([.B4])" office:value-type="float" office:value="-4.55381316316854" calcext:value-type="float">
            <text:p>-4.55381316316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9883724478896" calcext:value-type="float">
            <text:p>0.429883724478896</text:p>
          </table:table-cell>
          <table:table-cell table:formula="of:=10*LOG10([.B5])" office:value-type="float" office:value="-3.66648997085387" calcext:value-type="float">
            <text:p>-3.666489970853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0544450209052" calcext:value-type="float">
            <text:p>0.480544450209052</text:p>
          </table:table-cell>
          <table:table-cell table:formula="of:=10*LOG10([.B6])" office:value-type="float" office:value="-3.18266434035698" calcext:value-type="float">
            <text:p>-3.182664340356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9038666951506" calcext:value-type="float">
            <text:p>0.499038666951506</text:p>
          </table:table-cell>
          <table:table-cell table:formula="of:=10*LOG10([.B7])" office:value-type="float" office:value="-3.0186580268708" calcext:value-type="float">
            <text:p>-3.0186580268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8794518875698" calcext:value-type="float">
            <text:p>0.498794518875698</text:p>
          </table:table-cell>
          <table:table-cell table:formula="of:=10*LOG10([.B8])" office:value-type="float" office:value="-3.02078327517308" calcext:value-type="float">
            <text:p>-3.020783275173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8458815271462" calcext:value-type="float">
            <text:p>0.498458815271462</text:p>
          </table:table-cell>
          <table:table-cell table:formula="of:=10*LOG10([.B9])" office:value-type="float" office:value="-3.02370719075981" calcext:value-type="float">
            <text:p>-3.02370719075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8031556138798" calcext:value-type="float">
            <text:p>0.498031556138798</text:p>
          </table:table-cell>
          <table:table-cell table:formula="of:=10*LOG10([.B10])" office:value-type="float" office:value="-3.02743138720673" calcext:value-type="float">
            <text:p>-3.027431387206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7512741477706" calcext:value-type="float">
            <text:p>0.497512741477706</text:p>
          </table:table-cell>
          <table:table-cell table:formula="of:=10*LOG10([.B11])" office:value-type="float" office:value="-3.03195792340165" calcext:value-type="float">
            <text:p>-3.031957923401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0127262184515" calcext:value-type="float">
            <text:p>0.490127262184515</text:p>
          </table:table-cell>
          <table:table-cell table:formula="of:=10*LOG10([.B12])" office:value-type="float" office:value="-3.09691140199037" calcext:value-type="float">
            <text:p>-3.096911401990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77919858394116" calcext:value-type="float">
            <text:p>0.477919858394116</text:p>
          </table:table-cell>
          <table:table-cell table:formula="of:=10*LOG10([.B13])" office:value-type="float" office:value="-3.20644923419774" calcext:value-type="float">
            <text:p>-3.206449234197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60371715445418" calcext:value-type="float">
            <text:p>0.460371715445418</text:p>
          </table:table-cell>
          <table:table-cell table:formula="of:=10*LOG10([.B14])" office:value-type="float" office:value="-3.36891366630692" calcext:value-type="float">
            <text:p>-3.368913666306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36140018921476" calcext:value-type="float">
            <text:p>0.436140018921476</text:p>
          </table:table-cell>
          <table:table-cell table:formula="of:=10*LOG10([.B15])" office:value-type="float" office:value="-3.60374061917778" calcext:value-type="float">
            <text:p>-3.603740619177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0873439741203" calcext:value-type="float">
            <text:p>0.40873439741203</text:p>
          </table:table-cell>
          <table:table-cell table:formula="of:=10*LOG10([.B16])" office:value-type="float" office:value="-3.88558812306432" calcext:value-type="float">
            <text:p>-3.885588123064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75377666554765" calcext:value-type="float">
            <text:p>0.375377666554765</text:p>
          </table:table-cell>
          <table:table-cell table:formula="of:=10*LOG10([.B17])" office:value-type="float" office:value="-4.25531569702301" calcext:value-type="float">
            <text:p>-4.255315697023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7168492690817" calcext:value-type="float">
            <text:p>0.337168492690817</text:p>
          </table:table-cell>
          <table:table-cell table:formula="of:=10*LOG10([.B18])" office:value-type="float" office:value="-4.72153015571124" calcext:value-type="float">
            <text:p>-4.721530155711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96426282540361" calcext:value-type="float">
            <text:p>0.296426282540361</text:p>
          </table:table-cell>
          <table:table-cell table:formula="of:=10*LOG10([.B19])" office:value-type="float" office:value="-5.28083292405905" calcext:value-type="float">
            <text:p>-5.280832924059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1533555101169" calcext:value-type="float">
            <text:p>0.251533555101169</text:p>
          </table:table-cell>
          <table:table-cell table:formula="of:=10*LOG10([.B20])" office:value-type="float" office:value="-5.99404070953129" calcext:value-type="float">
            <text:p>-5.994040709531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3946653645436" calcext:value-type="float">
            <text:p>0.004394665364544</text:p>
          </table:table-cell>
          <table:table-cell table:formula="of:=10*LOG10([.B21])" office:value-type="float" office:value="-23.5707418904645" calcext:value-type="float">
            <text:p>-23.57074189046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457777642139958" calcext:value-type="float">
            <text:p>0.00045777764214</text:p>
          </table:table-cell>
          <table:table-cell table:formula="of:=10*LOG10([.B22])" office:value-type="float" office:value="-33.3934542208602" calcext:value-type="float">
            <text:p>-33.39345422086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11291848506119" calcext:value-type="float">
            <text:p>0.001129184850612</text:p>
          </table:table-cell>
          <table:table-cell table:formula="of:=10*LOG10([.B23])" office:value-type="float" office:value="-29.472349570747" calcext:value-type="float">
            <text:p>-29.4723495707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305185094759972" calcext:value-type="float">
            <text:p>3.05185094759972E-05</text:p>
          </table:table-cell>
          <table:table-cell table:formula="of:=10*LOG10([.B24])" office:value-type="float" office:value="-45.154366811417" calcext:value-type="float">
            <text:p>-45.1543668114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915555284279916" calcext:value-type="float">
            <text:p>0.00091555528428</text:p>
          </table:table-cell>
          <table:table-cell table:formula="of:=10*LOG10([.B25])" office:value-type="float" office:value="-30.3831542642204" calcext:value-type="float">
            <text:p>-30.38315426422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488296151615955" calcext:value-type="float">
            <text:p>0.000488296151616</text:p>
          </table:table-cell>
          <table:table-cell table:formula="of:=10*LOG10([.B26])" office:value-type="float" office:value="-33.1131669848577" calcext:value-type="float">
            <text:p>-33.11316698485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488296151615955" calcext:value-type="float">
            <text:p>0.000488296151616</text:p>
          </table:table-cell>
          <table:table-cell table:formula="of:=10*LOG10([.B27])" office:value-type="float" office:value="-33.1131669848577" calcext:value-type="float">
            <text:p>-33.11316698485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76296273689993" calcext:value-type="float">
            <text:p>0.0007629627369</text:p>
          </table:table-cell>
          <table:table-cell table:formula="of:=10*LOG10([.B28])" office:value-type="float" office:value="-31.1749667246966" calcext:value-type="float">
            <text:p>-31.1749667246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1-16T00:20:03.732000000</dc:date>
    <meta:editing-duration>PT4M45S</meta:editing-duration>
    <meta:editing-cycles>2</meta:editing-cycles>
    <meta:document-statistic meta:table-count="1" meta:cell-count="8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3.319cm" svg:y="4.204cm" style:legend-expansion="high" chart:style-name="ch2"/>
        <chart:plot-area chart:style-name="ch3" table:cell-range-address="frequency_sweep.A1:frequency_sweep.A28 frequency_sweep.C1:frequency_sweep.C28" chart:data-source-has-labels="row" svg:x="0.32cm" svg:y="0.18cm" svg:width="12.679cm" svg:height="8.646cm">
          <chart:coordinate-region svg:x="1.047cm" svg:y="0.379cm" svg:width="11.58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equency_sweep.C2:frequency_sweep.C28" chart:label-cell-address="frequency_sweep.C1:frequency_sweep.C1" chart:class="chart:scatter">
            <chart:domain table:cell-range-address="frequency_sweep.A2:frequency_sweep.A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in(dB)</text:p>
                <draw:g>
                  <svg:desc>frequency_sweep.C1:frequency_swee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quency_sweep.A2:frequency_sweep.A28</svg:desc>
                </draw:g>
              </table:table-cell>
              <table:table-cell office:value-type="float" office:value="-8.92601201620179">
                <text:p>-8.92601201620179</text:p>
                <draw:g>
                  <svg:desc>frequency_sweep.C2:frequency_sweep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6.06362279740795">
                <text:p>-6.06362279740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4.55381316316854">
                <text:p>-4.55381316316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3.66648997085387">
                <text:p>-3.66648997085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.18266434035698">
                <text:p>-3.18266434035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3.0186580268708">
                <text:p>-3.0186580268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.02078327517308">
                <text:p>-3.02078327517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.02370719075981">
                <text:p>-3.02370719075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.02743138720673">
                <text:p>-3.02743138720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3.03195792340165">
                <text:p>-3.03195792340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-3.09691140199037">
                <text:p>-3.09691140199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-3.20644923419774">
                <text:p>-3.20644923419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-3.36891366630692">
                <text:p>-3.36891366630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-3.60374061917778">
                <text:p>-3.6037406191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-3.88558812306432">
                <text:p>-3.88558812306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-4.25531569702301">
                <text:p>-4.255315697023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-4.72153015571124">
                <text:p>-4.72153015571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-5.28083292405905">
                <text:p>-5.28083292405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-5.99404070953129">
                <text:p>-5.99404070953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-23.5707418904645">
                <text:p>-23.5707418904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-33.3934542208602">
                <text:p>-33.3934542208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-29.472349570747">
                <text:p>-29.472349570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-45.154366811417">
                <text:p>-45.154366811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-30.3831542642204">
                <text:p>-30.3831542642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-33.1131669848577">
                <text:p>-33.1131669848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-33.1131669848577">
                <text:p>-33.1131669848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-31.1749667246966">
                <text:p>-31.1749667246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